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c1d2"/>
    </style:style>
    <style:style style:name="P2" style:family="paragraph" style:parent-style-name="Standard">
      <style:paragraph-properties fo:break-before="page"/>
      <style:text-properties officeooo:paragraph-rsid="000fc1d2"/>
    </style:style>
    <style:style style:name="T1" style:family="text">
      <style:text-properties officeooo:rsid="000fc1d2"/>
    </style:style>
    <style:style style:name="T2" style:family="text">
      <style:text-properties officeooo:rsid="001015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tilizando la ayuda de linux (man, help) comprueba el resultado de ejecutar las siguientes ordenes:</text:p>
      <text:p text:style-name="P1"/>
      <text:p text:style-name="P1">login: <text:span text:style-name="T1">Inicia una sesión en el sistema.</text:span></text:p>
      <text:p text:style-name="P1">Who: <text:span text:style-name="T1">Muestra quién ha iniciado sesión.</text:span></text:p>
      <text:p text:style-name="P1">Clear: <text:span text:style-name="T1">Limpia la terminal.</text:span></text:p>
      <text:p text:style-name="P1">Passwd: <text:span text:style-name="T1">Cambia la contraseña de un usuario.</text:span></text:p>
      <text:p text:style-name="P1">Date: <text:span text:style-name="T1">Muestra o cambia la fecha y hora del sistema.</text:span></text:p>
      <text:p text:style-name="P1">Tty: <text:span text:style-name="T1">Muestra el nombre del archivo de la terminal conectada al input estándar. </text:span></text:p>
      <text:p text:style-name="P1">Exit: <text:span text:style-name="T2">Se utiliza para salir de la interfaz actual.</text:span></text:p>
      <text:p text:style-name="P1">Cal: <text:span text:style-name="T2">Muestra el calendario del mes actual.</text:span></text:p>
      <text:p text:style-name="P1">logname:</text:p>
      <text:p text:style-name="P1">echo:</text:p>
      <text:p text:style-name="P1">help:</text:p>
      <text:p text:style-name="P1">uname:</text:p>
      <text:p text:style-name="P1">banner:</text:p>
      <text:p text:style-name="P1">man:</text:p>
      <text:p text:style-name="P1"/>
      <text:p text:style-name="P1"/>
      <text:p text:style-name="P1"/>
      <text:p text:style-name="P1">1. Abandona la sesión (Ctrl + d ) y vuelve a acceder introduciendo tu identificador de usuario. Repite la practica pero introduciendo un nombre erróneo.</text:p>
      <text:p text:style-name="P1"/>
      <text:p text:style-name="P1"/>
      <text:p text:style-name="P1"/>
      <text:p text:style-name="P1">2. Cambia la contraseña. Abandona la sesión y vuelve acceder con la nueva clave.</text:p>
      <text:p text:style-name="P1"/>
      <text:p text:style-name="P1"/>
      <text:p text:style-name="P1"/>
      <text:p text:style-name="P1">3. Abandona la sesión con la orden exit.</text:p>
      <text:p text:style-name="P1"/>
      <text:p text:style-name="P1"/>
      <text:p text:style-name="P1"/>
      <text:p text:style-name="P1">4. Vuelve a acceder al sistema y cambia alguno de los caracteres de tu clave por su correspondiente en mayúsculas. ¿Se te permite el acceso?</text:p>
      <text:p text:style-name="P1"/>
      <text:p text:style-name="P1"/>
      <text:p text:style-name="P1"/>
      <text:p text:style-name="P1">5. Obtén la relación de usuarios conectados.</text:p>
      <text:p text:style-name="P1"/>
      <text:p text:style-name="P1"/>
      <text:p text:style-name="P1"/>
      <text:p text:style-name="P1">6. Comprueba tu identificador o nombre de presentación.</text:p>
      <text:p text:style-name="P1"/>
      <text:p text:style-name="P1"/>
      <text:p text:style-name="P1"/>
      <text:p text:style-name="P1">7. Ejecuta la orden who am i. anota la hora de conexión. Abandona el sistema y vuelve a acceder a el. Ejecuta de nuevo la orden who am i y comprueba el cambio en la hora de conexión.</text:p>
      <text:p text:style-name="P1"/>
      <text:p text:style-name="P1"/>
      <text:p text:style-name="P1"/>
      <text:p text:style-name="P1"/>
      <text:p text:style-name="P2"/>
      <text:p text:style-name="P1">8. Muestra en pantalla la fecha y la hora actuales.</text:p>
      <text:p text:style-name="P1"/>
      <text:p text:style-name="P1"/>
      <text:p text:style-name="P1"/>
      <text:p text:style-name="P1">9. Averigua cual es la identificación de tu terminal con la orden tty. Ejecuta la orden who y comprueba que la identificación de tu terminal coincide con la anterior.</text:p>
      <text:p text:style-name="P1"/>
      <text:p text:style-name="P1"/>
      <text:p text:style-name="P1"/>
      <text:p text:style-name="P1">10. ¿Qué sistema Linux estas utilizando? ¿Cuál es la versión y revisión correspondientes?</text:p>
      <text:p text:style-name="P1"/>
      <text:p text:style-name="P1"/>
      <text:p text:style-name="P1"/>
      <text:p text:style-name="P1">11. Muestra en pantalla el calendario actual.</text:p>
      <text:p text:style-name="P1"/>
      <text:p text:style-name="P1"/>
      <text:p text:style-name="P1"/>
      <text:p text:style-name="P1">12. Visualiza el calendario correspondiente al mes de junio de 1999.</text:p>
      <text:p text:style-name="P1"/>
      <text:p text:style-name="P1"/>
      <text:p text:style-name="P1"/>
      <text:p text:style-name="P1">13. Obtén el calendario completo del año 1999.</text:p>
      <text:p text:style-name="P1"/>
      <text:p text:style-name="P1"/>
      <text:p text:style-name="P1"/>
      <text:p text:style-name="P1">14. Muestra pantalla a pantalla el calendario completo del año 2009.</text:p>
      <text:p text:style-name="P1"/>
      <text:p text:style-name="P1"/>
      <text:p text:style-name="P1"/>
      <text:p text:style-name="P1">15. Muestra en pantalla el mensaje “bienvenido a Linux”.</text:p>
      <text:p text:style-name="P1"/>
      <text:p text:style-name="P1"/>
      <text:p text:style-name="P1"/>
      <text:p text:style-name="P1">16. Haz aparecer en pantalla un rotulo ampliado con la palabra Linux.</text:p>
      <text:p text:style-name="P1"/>
      <text:p text:style-name="P1"/>
      <text:p text:style-name="P1"/>
      <text:p text:style-name="P1">17. Limpia la pantalla y ejecuta las siguientes órdenes Banner Buenos días Banner “Buenos días”</text:p>
      <text:p text:style-name="P1"/>
      <text:p text:style-name="P1"/>
      <text:p text:style-name="P1"/>
      <text:p text:style-name="P1">18. Ejecuta las siguientes órdenes y observa el resultado echo date. echo `date` echo logname echo `logname` echo echo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31T18:05:27.769000000</meta:creation-date>
    <dc:date>2022-03-31T18:18:48.587000000</dc:date>
    <meta:editing-duration>PT3M10S</meta:editing-duration>
    <meta:editing-cycles>1</meta:editing-cycles>
    <meta:document-statistic meta:table-count="0" meta:image-count="0" meta:object-count="0" meta:page-count="2" meta:paragraph-count="33" meta:word-count="353" meta:character-count="2067" meta:non-whitespace-character-count="1745"/>
    <meta:generator>LibreOffice/7.0.6.2$Windows_X86_64 LibreOffice_project/144abb84a525d8e30c9dbbefa69cbbf2d8d4ae3b</meta:generator>
  </office:meta>
</office:document-meta>
</file>